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ovyScriptFactoryTests.testWithInlineScriptWithLeading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oovyScriptFactoryTests.testRefreshable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roovyScriptFactoryTests.testStaticScriptWithInstanceUsingJsr2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oovyScriptFactoryTests.testStaticScriptWith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oovyScriptFactoryTests.testPrototypeScriptFrom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roovyScriptFactoryTests.testStatic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GroovyScriptFactoryTests.testJsr223From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ovyScriptFactoryTests.testStaticScriptWithInlineDefined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oovyScriptFactoryTests.testAnonymousScriptDetec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ovyScriptFactoryTests.testInlineJsr223From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oovyScriptFactoryTests.testScriptCompil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oovyScriptFactoryTests.testInlineScriptFrom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oovyScriptFactoryTests.testNonStaticPrototype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GroovyScriptFactoryTests.testRefreshableFromTagProxy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roovyScriptFactoryTests.test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roovyScriptFactoryTests.testGetScriptedObjectDoesChokeOnNullScriptSourceBeingPassed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oovyScriptFactoryTests.testNonStatic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roovyScriptFactoryTests.testRefreshableFrom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roovyScriptFactoryTests.testRefreshableJsr223From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oovyScriptFactoryTests.testResourceScriptFrom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roovyScriptFactoryTests.testCtorWithWhitespacedScriptSource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ovyScriptFactoryTests.testJsr223FromTagWith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oovyScriptFactoryTests.testCtorWithNullScriptSource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ovyScriptFactoryTests.testCanPassInMoreThanOn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roovyScriptFactoryTests.testMetaClass( String xml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ovyScriptFactoryTests.testStaticPrototypeScriptUsingJsr2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GroovyScriptFactoryTests.testWithTwoClassesDefinedInTheOneGroovyFile_CorrectClass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ovyScriptFactoryTests.testStaticScriptUsingJsr2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GroovyScriptFactoryTests.testStaticScriptWithInlineDefinedInstanceUsingJsr2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oovyScriptFactoryTests.testMetaClassWith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ScriptFactoryTests.testScriptedClassThatDoesNotHaveANoArg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oovyScriptFactoryTests.testWithTwoClassesDefinedInTheOneGroovyFile_WrongClass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oovyScriptFactoryTests.testProxyTargetClassNotAllowedIfNotGroov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ovyScriptFactoryTests.testCtorWithEmptyScriptSource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ovyScriptFactoryTests.testScriptedClassThatHasNoPublicNoArg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ovyScriptFactoryTests.testGetScriptedObjectDoesNotChokeOnNullInterfacesBeingPassed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ovyScriptFactoryTests.testMetaClassWithXs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ustomizer.invokeMethod( Object arg0 , String mName , Object [ ] arg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ustomizer.customize( GroovyObject go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roovyScriptFactoryTests.testInlineJsr223FromTagWith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oovyScriptFactoryTests.testStaticPrototype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